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9.71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49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5eb91e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DejaVu Math TeX Gyre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ejaVu Math TeX Gyre" fo:font-weight="bold" style:font-weight-asian="bold" style:font-weight-complex="bold"/>
    </style:style>
    <style:style style:name="ce3" style:family="table-cell" style:parent-style-name="Default">
      <style:table-cell-properties fo:background-color="#5eb91e"/>
      <style:text-properties style:font-name="DejaVu Math TeX Gyr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Math TeX Gyre" fo:font-weight="bold" style:font-weight-asian="bold" style:font-weight-complex="bold"/>
    </style:style>
    <style:style style:name="ce6" style:family="table-cell" style:parent-style-name="Default"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5eb91e" style:text-align-source="fix" style:repeat-content="false"/>
      <style:paragraph-properties fo:text-align="center" fo:margin-left="0mm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5eb91e" style:text-align-source="fix" style:repeat-content="false"/>
      <style:paragraph-properties fo:text-align="center" fo:margin-left="0mm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DejaVu Math TeX Gyre" fo:font-weight="bold" style:font-weight-asian="bold" style:font-weight-complex="bold"/>
    </style:style>
    <style:style style:name="ce17" style:family="table-cell" style:parent-style-name="Default">
      <style:table-cell-properties fo:background-color="#5eb91e"/>
      <style:text-properties style:font-name="DejaVu Math TeX Gyr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Math TeX Gyre" fo:font-weight="bold" style:font-weight-asian="bold" style:font-weight-complex="bold"/>
    </style:style>
    <style:style style:name="ce19" style:family="table-cell" style:parent-style-name="Default">
      <style:table-cell-properties fo:background-color="#5eb91e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DejaVu Math TeX Gyre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DejaVu Math TeX Gyr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" table:default-cell-style-name="ce16"/>
        <table:table-column table:style-name="co2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1015" table:default-cell-style-name="ce16"/>
        <table:table-row table:style-name="ro1">
          <table:table-cell table:style-name="ce15" office:value-type="string" calcext:value-type="string">
            <text:p>Sorting Algorithm</text:p>
          </table:table-cell>
          <table:table-cell table:style-name="ce15" office:value-type="string" calcext:value-type="string">
            <text:p>Size of Input</text:p>
          </table:table-cell>
          <table:table-cell table:style-name="ce15" office:value-type="string" calcext:value-type="string">
            <text:p>Property</text:p>
          </table:table-cell>
          <table:table-cell table:style-name="ce15" office:value-type="string" calcext:value-type="string">
            <text:p>Observation No. 1</text:p>
          </table:table-cell>
          <table:table-cell table:style-name="ce15" office:value-type="string" calcext:value-type="string">
            <text:p>Observation No. 2</text:p>
          </table:table-cell>
          <table:table-cell table:style-name="ce15" office:value-type="string" calcext:value-type="string">
            <text:p>Observation No. 3</text:p>
          </table:table-cell>
          <table:table-cell table:style-name="ce19" office:value-type="string" calcext:value-type="string">
            <text:p>Observation No. 4</text:p>
          </table:table-cell>
          <table:table-cell table:style-name="ce20" office:value-type="string" calcext:value-type="string">
            <text:p>Average</text:p>
          </table:table-cell>
          <table:table-cell table:style-name="ce20" office:value-type="string" calcext:value-type="string">
            <text:p>Overall Average</text:p>
          </table:table-cell>
          <table:table-cell table:style-name="ce21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Insertion Sort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SC</text:p>
          </table:table-cell>
          <table:table-cell office:value-type="float" office:value="261" calcext:value-type="float">
            <text:p>261</text:p>
          </table:table-cell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table:formula="of:=AVERAGE([.D3:.G3])" office:value-type="float" office:value="182" calcext:value-type="float">
            <text:p>182</text:p>
          </table:table-cell>
          <table:table-cell table:formula="of:=AVERAGE([.H3:.H5])" office:value-type="float" office:value="249.083333333333" calcext:value-type="float">
            <text:p>249.08333333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336" calcext:value-type="float">
            <text:p>336</text:p>
          </table:table-cell>
          <table:table-cell office:value-type="float" office:value="318" calcext:value-type="float">
            <text:p>318</text:p>
          </table:table-cell>
          <table:table-cell office:value-type="float" office:value="230" calcext:value-type="float">
            <text:p>230</text:p>
          </table:table-cell>
          <table:table-cell office:value-type="float" office:value="273" calcext:value-type="float">
            <text:p>273</text:p>
          </table:table-cell>
          <table:table-cell table:formula="of:=AVERAGE([.D4:.G4])" office:value-type="float" office:value="289.25" calcext:value-type="float">
            <text:p>289.2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263" calcext:value-type="float">
            <text:p>263</text:p>
          </table:table-cell>
          <table:table-cell office:value-type="float" office:value="290" calcext:value-type="float">
            <text:p>290</text:p>
          </table:table-cell>
          <table:table-cell office:value-type="float" office:value="298" calcext:value-type="float">
            <text:p>298</text:p>
          </table:table-cell>
          <table:table-cell office:value-type="float" office:value="253" calcext:value-type="float">
            <text:p>253</text:p>
          </table:table-cell>
          <table:table-cell table:formula="of:=AVERAGE([.D5:.G5])" office:value-type="float" office:value="276" calcext:value-type="float">
            <text:p>27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" calcext:value-type="float">
            <text:p>100</text:p>
          </table:table-cell>
          <table:table-cell office:value-type="string" calcext:value-type="string">
            <text:p>ASC</text:p>
          </table:table-cell>
          <table:table-cell office:value-type="float" office:value="342" calcext:value-type="float">
            <text:p>342</text:p>
          </table:table-cell>
          <table:table-cell office:value-type="float" office:value="363" calcext:value-type="float">
            <text:p>363</text:p>
          </table:table-cell>
          <table:table-cell office:value-type="float" office:value="321" calcext:value-type="float">
            <text:p>321</text:p>
          </table:table-cell>
          <table:table-cell office:value-type="float" office:value="306" calcext:value-type="float">
            <text:p>306</text:p>
          </table:table-cell>
          <table:table-cell table:formula="of:=AVERAGE([.D7:.G7])" office:value-type="float" office:value="333" calcext:value-type="float">
            <text:p>333</text:p>
          </table:table-cell>
          <table:table-cell table:formula="of:=AVERAGE([.H7:.H9])" office:value-type="float" office:value="4167.58333333333" calcext:value-type="float">
            <text:p>4167.5833333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7512" calcext:value-type="float">
            <text:p>7512</text:p>
          </table:table-cell>
          <table:table-cell office:value-type="float" office:value="7365" calcext:value-type="float">
            <text:p>7365</text:p>
          </table:table-cell>
          <table:table-cell office:value-type="float" office:value="7383" calcext:value-type="float">
            <text:p>7383</text:p>
          </table:table-cell>
          <table:table-cell office:value-type="float" office:value="7235" calcext:value-type="float">
            <text:p>7235</text:p>
          </table:table-cell>
          <table:table-cell table:formula="of:=AVERAGE([.D8:.G8])" office:value-type="float" office:value="7373.75" calcext:value-type="float">
            <text:p>7373.7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4866" calcext:value-type="float">
            <text:p>4866</text:p>
          </table:table-cell>
          <table:table-cell office:value-type="float" office:value="4951" calcext:value-type="float">
            <text:p>4951</text:p>
          </table:table-cell>
          <table:table-cell office:value-type="float" office:value="4303" calcext:value-type="float">
            <text:p>4303</text:p>
          </table:table-cell>
          <table:table-cell office:value-type="float" office:value="5064" calcext:value-type="float">
            <text:p>5064</text:p>
          </table:table-cell>
          <table:table-cell table:formula="of:=AVERAGE([.D9:.G9])" office:value-type="float" office:value="4796" calcext:value-type="float">
            <text:p>479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" calcext:value-type="float">
            <text:p>1000</text:p>
          </table:table-cell>
          <table:table-cell office:value-type="string" calcext:value-type="string">
            <text:p>ASC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2152" calcext:value-type="float">
            <text:p>2152</text:p>
          </table:table-cell>
          <table:table-cell office:value-type="float" office:value="2210" calcext:value-type="float">
            <text:p>2210</text:p>
          </table:table-cell>
          <table:table-cell table:formula="of:=AVERAGE([.D11:.G11])" office:value-type="float" office:value="2146" calcext:value-type="float">
            <text:p>2146</text:p>
          </table:table-cell>
          <table:table-cell table:formula="of:=AVERAGE([.H11:.H13])" office:value-type="float" office:value="343665.833333333" calcext:value-type="float">
            <text:p>343665.83333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560020" calcext:value-type="float">
            <text:p>560020</text:p>
          </table:table-cell>
          <table:table-cell office:value-type="float" office:value="588027" calcext:value-type="float">
            <text:p>588027</text:p>
          </table:table-cell>
          <table:table-cell office:value-type="float" office:value="596582" calcext:value-type="float">
            <text:p>596582</text:p>
          </table:table-cell>
          <table:table-cell office:value-type="float" office:value="837502" calcext:value-type="float">
            <text:p>837502</text:p>
          </table:table-cell>
          <table:table-cell table:formula="of:=AVERAGE([.D12:.G12])" office:value-type="float" office:value="645532.75" calcext:value-type="float">
            <text:p>645532.7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284851" calcext:value-type="float">
            <text:p>284851</text:p>
          </table:table-cell>
          <table:table-cell office:value-type="float" office:value="278081" calcext:value-type="float">
            <text:p>278081</text:p>
          </table:table-cell>
          <table:table-cell office:value-type="float" office:value="614112" calcext:value-type="float">
            <text:p>614112</text:p>
          </table:table-cell>
          <table:table-cell office:value-type="float" office:value="356231" calcext:value-type="float">
            <text:p>356231</text:p>
          </table:table-cell>
          <table:table-cell table:formula="of:=AVERAGE([.D13:.G13])" office:value-type="float" office:value="383318.75" calcext:value-type="float">
            <text:p>383318.7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0" calcext:value-type="float">
            <text:p>10000</text:p>
          </table:table-cell>
          <table:table-cell office:value-type="string" calcext:value-type="string">
            <text:p>ASC</text:p>
          </table:table-cell>
          <table:table-cell office:value-type="float" office:value="20780" calcext:value-type="float">
            <text:p>20780</text:p>
          </table:table-cell>
          <table:table-cell office:value-type="float" office:value="32830" calcext:value-type="float">
            <text:p>32830</text:p>
          </table:table-cell>
          <table:table-cell office:value-type="float" office:value="46595" calcext:value-type="float">
            <text:p>46595</text:p>
          </table:table-cell>
          <table:table-cell office:value-type="float" office:value="20600" calcext:value-type="float">
            <text:p>20600</text:p>
          </table:table-cell>
          <table:table-cell table:formula="of:=AVERAGE([.D15:.G15])" office:value-type="float" office:value="30201.25" calcext:value-type="float">
            <text:p>30201.25</text:p>
          </table:table-cell>
          <table:table-cell table:formula="of:=AVERAGE([.H15:.H17])" office:value-type="float" office:value="29146189.3333333" calcext:value-type="float">
            <text:p>29146189.333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58185594" calcext:value-type="float">
            <text:p>58185594</text:p>
          </table:table-cell>
          <table:table-cell office:value-type="float" office:value="56243625" calcext:value-type="float">
            <text:p>56243625</text:p>
          </table:table-cell>
          <table:table-cell office:value-type="float" office:value="56014514" calcext:value-type="float">
            <text:p>56014514</text:p>
          </table:table-cell>
          <table:table-cell office:value-type="float" office:value="64817754" calcext:value-type="float">
            <text:p>64817754</text:p>
          </table:table-cell>
          <table:table-cell table:formula="of:=AVERAGE([.D16:.G16])" office:value-type="float" office:value="58815371.75" calcext:value-type="float">
            <text:p>58815371.7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28894561" calcext:value-type="float">
            <text:p>28894561</text:p>
          </table:table-cell>
          <table:table-cell office:value-type="float" office:value="29596490" calcext:value-type="float">
            <text:p>29596490</text:p>
          </table:table-cell>
          <table:table-cell office:value-type="float" office:value="28207659" calcext:value-type="float">
            <text:p>28207659</text:p>
          </table:table-cell>
          <table:table-cell office:value-type="float" office:value="27673270" calcext:value-type="float">
            <text:p>27673270</text:p>
          </table:table-cell>
          <table:table-cell table:formula="of:=AVERAGE([.D17:.G17])" office:value-type="float" office:value="28592995" calcext:value-type="float">
            <text:p>2859299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00" calcext:value-type="float">
            <text:p>100000</text:p>
          </table:table-cell>
          <table:table-cell office:value-type="string" calcext:value-type="string">
            <text:p>ASC</text:p>
          </table:table-cell>
          <table:table-cell office:value-type="float" office:value="205902" calcext:value-type="float">
            <text:p>205902</text:p>
          </table:table-cell>
          <table:table-cell office:value-type="float" office:value="204071" calcext:value-type="float">
            <text:p>204071</text:p>
          </table:table-cell>
          <table:table-cell office:value-type="float" office:value="365852" calcext:value-type="float">
            <text:p>365852</text:p>
          </table:table-cell>
          <table:table-cell office:value-type="float" office:value="209979" calcext:value-type="float">
            <text:p>209979</text:p>
          </table:table-cell>
          <table:table-cell table:formula="of:=AVERAGE([.D19:.G19])" office:value-type="float" office:value="246451" calcext:value-type="float">
            <text:p>246451</text:p>
          </table:table-cell>
          <table:table-cell table:formula="of:=AVERAGE([.H19:.H21])" office:value-type="float" office:value="3236925644.83333" calcext:value-type="float">
            <text:p>3236925644.8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6364043074" calcext:value-type="float">
            <text:p>6364043074</text:p>
          </table:table-cell>
          <table:table-cell office:value-type="float" office:value="6389414140" calcext:value-type="float">
            <text:p>6389414140</text:p>
          </table:table-cell>
          <table:table-cell office:value-type="float" office:value="6867712084" calcext:value-type="float">
            <text:p>6867712084</text:p>
          </table:table-cell>
          <table:table-cell office:value-type="float" office:value="6562894559" calcext:value-type="float">
            <text:p>6562894559</text:p>
          </table:table-cell>
          <table:table-cell table:formula="of:=AVERAGE([.D20:.G20])" office:value-type="float" office:value="6546015964.25" calcext:value-type="float">
            <text:p>6546015964.2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3128703656" calcext:value-type="float">
            <text:p>3128703656</text:p>
          </table:table-cell>
          <table:table-cell office:value-type="float" office:value="3126892204" calcext:value-type="float">
            <text:p>3126892204</text:p>
          </table:table-cell>
          <table:table-cell office:value-type="float" office:value="3232665359" calcext:value-type="float">
            <text:p>3232665359</text:p>
          </table:table-cell>
          <table:table-cell office:value-type="float" office:value="3169796858" calcext:value-type="float">
            <text:p>3169796858</text:p>
          </table:table-cell>
          <table:table-cell table:formula="of:=AVERAGE([.D21:.G21])" office:value-type="float" office:value="3164514519.25" calcext:value-type="float">
            <text:p>3164514519.2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Bubble Sort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SC</text:p>
          </table:table-cell>
          <table:table-cell office:value-type="float" office:value="651" calcext:value-type="float">
            <text:p>651</text:p>
          </table:table-cell>
          <table:table-cell office:value-type="float" office:value="384" calcext:value-type="float">
            <text:p>384</text:p>
          </table:table-cell>
          <table:table-cell office:value-type="float" office:value="252" calcext:value-type="float">
            <text:p>252</text:p>
          </table:table-cell>
          <table:table-cell office:value-type="float" office:value="221" calcext:value-type="float">
            <text:p>221</text:p>
          </table:table-cell>
          <table:table-cell table:formula="of:=AVERAGE([.D23:.G23])" office:value-type="float" office:value="377" calcext:value-type="float">
            <text:p>377</text:p>
          </table:table-cell>
          <table:table-cell table:formula="of:=AVERAGE([.H23:.H25])" office:value-type="float" office:value="427.916666666667" calcext:value-type="float">
            <text:p>427.916666666667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table:formula="of:=AVERAGE([.D24:.G24])" office:value-type="float" office:value="363.25" calcext:value-type="float">
            <text:p>363.2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640" calcext:value-type="float">
            <text:p>640</text:p>
          </table:table-cell>
          <table:table-cell office:value-type="float" office:value="486" calcext:value-type="float">
            <text:p>486</text:p>
          </table:table-cell>
          <table:table-cell office:value-type="float" office:value="429" calcext:value-type="float">
            <text:p>429</text:p>
          </table:table-cell>
          <table:table-cell office:value-type="float" office:value="619" calcext:value-type="float">
            <text:p>619</text:p>
          </table:table-cell>
          <table:table-cell table:formula="of:=AVERAGE([.D25:.G25])" office:value-type="float" office:value="543.5" calcext:value-type="float">
            <text:p>543.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" calcext:value-type="float">
            <text:p>100</text:p>
          </table:table-cell>
          <table:table-cell office:value-type="string" calcext:value-type="string">
            <text:p>ASC</text:p>
          </table:table-cell>
          <table:table-cell office:value-type="float" office:value="8673" calcext:value-type="float">
            <text:p>8673</text:p>
          </table:table-cell>
          <table:table-cell office:value-type="float" office:value="8636" calcext:value-type="float">
            <text:p>8636</text:p>
          </table:table-cell>
          <table:table-cell office:value-type="float" office:value="8538" calcext:value-type="float">
            <text:p>8538</text:p>
          </table:table-cell>
          <table:table-cell office:value-type="float" office:value="8524" calcext:value-type="float">
            <text:p>8524</text:p>
          </table:table-cell>
          <table:table-cell table:formula="of:=AVERAGE([.D27:.G27])" office:value-type="float" office:value="8592.75" calcext:value-type="float">
            <text:p>8592.75</text:p>
          </table:table-cell>
          <table:table-cell table:formula="of:=AVERAGE([.H27:.H29])" office:value-type="float" office:value="14430" calcext:value-type="float">
            <text:p>1443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11384" calcext:value-type="float">
            <text:p>11384</text:p>
          </table:table-cell>
          <table:table-cell office:value-type="float" office:value="11307" calcext:value-type="float">
            <text:p>11307</text:p>
          </table:table-cell>
          <table:table-cell office:value-type="float" office:value="11045" calcext:value-type="float">
            <text:p>11045</text:p>
          </table:table-cell>
          <table:table-cell office:value-type="float" office:value="11211" calcext:value-type="float">
            <text:p>11211</text:p>
          </table:table-cell>
          <table:table-cell table:formula="of:=AVERAGE([.D28:.G28])" office:value-type="float" office:value="11236.75" calcext:value-type="float">
            <text:p>11236.7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22751" calcext:value-type="float">
            <text:p>22751</text:p>
          </table:table-cell>
          <table:table-cell office:value-type="float" office:value="22966" calcext:value-type="float">
            <text:p>22966</text:p>
          </table:table-cell>
          <table:table-cell office:value-type="float" office:value="24645" calcext:value-type="float">
            <text:p>24645</text:p>
          </table:table-cell>
          <table:table-cell office:value-type="float" office:value="23480" calcext:value-type="float">
            <text:p>23480</text:p>
          </table:table-cell>
          <table:table-cell table:formula="of:=AVERAGE([.D29:.G29])" office:value-type="float" office:value="23460.5" calcext:value-type="float">
            <text:p>23460.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" calcext:value-type="float">
            <text:p>1000</text:p>
          </table:table-cell>
          <table:table-cell office:value-type="string" calcext:value-type="string">
            <text:p>ASC</text:p>
          </table:table-cell>
          <table:table-cell office:value-type="float" office:value="789550" calcext:value-type="float">
            <text:p>789550</text:p>
          </table:table-cell>
          <table:table-cell office:value-type="float" office:value="924254" calcext:value-type="float">
            <text:p>924254</text:p>
          </table:table-cell>
          <table:table-cell office:value-type="float" office:value="775389" calcext:value-type="float">
            <text:p>775389</text:p>
          </table:table-cell>
          <table:table-cell office:value-type="float" office:value="763950" calcext:value-type="float">
            <text:p>763950</text:p>
          </table:table-cell>
          <table:table-cell table:formula="of:=AVERAGE([.D31:.G31])" office:value-type="float" office:value="813285.75" calcext:value-type="float">
            <text:p>813285.75</text:p>
          </table:table-cell>
          <table:table-cell table:formula="of:=AVERAGE([.H31:.H33])" office:value-type="float" office:value="1408285.25" calcext:value-type="float">
            <text:p>1408285.25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1030004" calcext:value-type="float">
            <text:p>1030004</text:p>
          </table:table-cell>
          <table:table-cell office:value-type="float" office:value="1123279" calcext:value-type="float">
            <text:p>1123279</text:p>
          </table:table-cell>
          <table:table-cell office:value-type="float" office:value="988493" calcext:value-type="float">
            <text:p>988493</text:p>
          </table:table-cell>
          <table:table-cell office:value-type="float" office:value="1014382" calcext:value-type="float">
            <text:p>1014382</text:p>
          </table:table-cell>
          <table:table-cell table:formula="of:=AVERAGE([.D32:.G32])" office:value-type="float" office:value="1039039.5" calcext:value-type="float">
            <text:p>1039039.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2529744" calcext:value-type="float">
            <text:p>2529744</text:p>
          </table:table-cell>
          <table:table-cell office:value-type="float" office:value="2802839" calcext:value-type="float">
            <text:p>2802839</text:p>
          </table:table-cell>
          <table:table-cell office:value-type="float" office:value="2021384" calcext:value-type="float">
            <text:p>2021384</text:p>
          </table:table-cell>
          <table:table-cell office:value-type="float" office:value="2136155" calcext:value-type="float">
            <text:p>2136155</text:p>
          </table:table-cell>
          <table:table-cell table:formula="of:=AVERAGE([.D33:.G33])" office:value-type="float" office:value="2372530.5" calcext:value-type="float">
            <text:p>2372530.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0" calcext:value-type="float">
            <text:p>10000</text:p>
          </table:table-cell>
          <table:table-cell office:value-type="string" calcext:value-type="string">
            <text:p>ASC</text:p>
          </table:table-cell>
          <table:table-cell office:value-type="float" office:value="81738666" calcext:value-type="float">
            <text:p>81738666</text:p>
          </table:table-cell>
          <table:table-cell office:value-type="float" office:value="81358372" calcext:value-type="float">
            <text:p>81358372</text:p>
          </table:table-cell>
          <table:table-cell office:value-type="float" office:value="92168970" calcext:value-type="float">
            <text:p>92168970</text:p>
          </table:table-cell>
          <table:table-cell office:value-type="float" office:value="83304070" calcext:value-type="float">
            <text:p>83304070</text:p>
          </table:table-cell>
          <table:table-cell table:formula="of:=AVERAGE([.D35:.G35])" office:value-type="float" office:value="84642519.5" calcext:value-type="float">
            <text:p>84642519.5</text:p>
          </table:table-cell>
          <table:table-cell table:formula="of:=AVERAGE([.E35:.H35])" office:value-type="float" office:value="85368482.875" calcext:value-type="float">
            <text:p>85368482.875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107246849" calcext:value-type="float">
            <text:p>107246849</text:p>
          </table:table-cell>
          <table:table-cell office:value-type="float" office:value="108842907" calcext:value-type="float">
            <text:p>108842907</text:p>
          </table:table-cell>
          <table:table-cell office:value-type="float" office:value="108668805" calcext:value-type="float">
            <text:p>108668805</text:p>
          </table:table-cell>
          <table:table-cell office:value-type="float" office:value="105702922" calcext:value-type="float">
            <text:p>105702922</text:p>
          </table:table-cell>
          <table:table-cell table:formula="of:=AVERAGE([.D36:.G36])" office:value-type="float" office:value="107615370.75" calcext:value-type="float">
            <text:p>107615370.7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256668673" calcext:value-type="float">
            <text:p>256668673</text:p>
          </table:table-cell>
          <table:table-cell office:value-type="float" office:value="265778146" calcext:value-type="float">
            <text:p>265778146</text:p>
          </table:table-cell>
          <table:table-cell office:value-type="float" office:value="255220744" calcext:value-type="float">
            <text:p>255220744</text:p>
          </table:table-cell>
          <table:table-cell office:value-type="float" office:value="259574248" calcext:value-type="float">
            <text:p>259574248</text:p>
          </table:table-cell>
          <table:table-cell table:formula="of:=AVERAGE([.D37:.G37])" office:value-type="float" office:value="259310452.75" calcext:value-type="float">
            <text:p>259310452.7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00" calcext:value-type="float">
            <text:p>100000</text:p>
          </table:table-cell>
          <table:table-cell office:value-type="string" calcext:value-type="string">
            <text:p>ASC</text:p>
          </table:table-cell>
          <table:table-cell office:value-type="float" office:value="8486976484" calcext:value-type="float">
            <text:p>8486976484</text:p>
          </table:table-cell>
          <table:table-cell office:value-type="float" office:value="8323434314" calcext:value-type="float">
            <text:p>8323434314</text:p>
          </table:table-cell>
          <table:table-cell office:value-type="float" office:value="9160825762" calcext:value-type="float">
            <text:p>9160825762</text:p>
          </table:table-cell>
          <table:table-cell office:value-type="float" office:value="8796416448" calcext:value-type="float">
            <text:p>8796416448</text:p>
          </table:table-cell>
          <table:table-cell table:formula="of:=AVERAGE([.D39:.G39])" office:value-type="float" office:value="8691913252" calcext:value-type="float">
            <text:p>8691913252</text:p>
          </table:table-cell>
          <table:table-cell table:formula="of:=AVERAGE([.H39:.H41])" office:value-type="float" office:value="15833872967.3333" calcext:value-type="float">
            <text:p>15833872967.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10937770441" calcext:value-type="float">
            <text:p>10937770441</text:p>
          </table:table-cell>
          <table:table-cell office:value-type="float" office:value="11073070374" calcext:value-type="float">
            <text:p>11073070374</text:p>
          </table:table-cell>
          <table:table-cell office:value-type="float" office:value="11316252118" calcext:value-type="float">
            <text:p>11316252118</text:p>
          </table:table-cell>
          <table:table-cell office:value-type="float" office:value="12023546545" calcext:value-type="float">
            <text:p>12023546545</text:p>
          </table:table-cell>
          <table:table-cell table:formula="of:=AVERAGE([.D40:.G40])" office:value-type="float" office:value="11337659869.5" calcext:value-type="float">
            <text:p>11337659869.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26637738749" calcext:value-type="float">
            <text:p>26637738749</text:p>
          </table:table-cell>
          <table:table-cell office:value-type="float" office:value="26637829550" calcext:value-type="float">
            <text:p>26637829550</text:p>
          </table:table-cell>
          <table:table-cell office:value-type="float" office:value="28957500658" calcext:value-type="float">
            <text:p>28957500658</text:p>
          </table:table-cell>
          <table:table-cell office:value-type="float" office:value="27655114165" calcext:value-type="float">
            <text:p>27655114165</text:p>
          </table:table-cell>
          <table:table-cell table:formula="of:=AVERAGE([.D41:.G41])" office:value-type="float" office:value="27472045780.5" calcext:value-type="float">
            <text:p>27472045780.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Quicksort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SC</text:p>
          </table:table-cell>
          <table:table-cell office:value-type="float" office:value="785" calcext:value-type="float">
            <text:p>785</text:p>
          </table:table-cell>
          <table:table-cell office:value-type="float" office:value="593" calcext:value-type="float">
            <text:p>593</text:p>
          </table:table-cell>
          <table:table-cell office:value-type="float" office:value="567" calcext:value-type="float">
            <text:p>567</text:p>
          </table:table-cell>
          <table:table-cell office:value-type="float" office:value="412" calcext:value-type="float">
            <text:p>412</text:p>
          </table:table-cell>
          <table:table-cell table:formula="of:=AVERAGE([.D43:.G43])" office:value-type="float" office:value="589.25" calcext:value-type="float">
            <text:p>589.25</text:p>
          </table:table-cell>
          <table:table-cell table:formula="of:=AVERAGE([.H43:.H45])" office:value-type="float" office:value="599.583333333333" calcext:value-type="float">
            <text:p>599.58333333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929" calcext:value-type="float">
            <text:p>929</text:p>
          </table:table-cell>
          <table:table-cell office:value-type="float" office:value="576" calcext:value-type="float">
            <text:p>576</text:p>
          </table:table-cell>
          <table:table-cell office:value-type="float" office:value="807" calcext:value-type="float">
            <text:p>807</text:p>
          </table:table-cell>
          <table:table-cell office:value-type="float" office:value="353" calcext:value-type="float">
            <text:p>353</text:p>
          </table:table-cell>
          <table:table-cell table:formula="of:=AVERAGE([.D44:.G44])" office:value-type="float" office:value="666.25" calcext:value-type="float">
            <text:p>666.2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670" calcext:value-type="float">
            <text:p>670</text:p>
          </table:table-cell>
          <table:table-cell office:value-type="float" office:value="513" calcext:value-type="float">
            <text:p>513</text:p>
          </table:table-cell>
          <table:table-cell office:value-type="float" office:value="461" calcext:value-type="float">
            <text:p>461</text:p>
          </table:table-cell>
          <table:table-cell office:value-type="float" office:value="529" calcext:value-type="float">
            <text:p>529</text:p>
          </table:table-cell>
          <table:table-cell table:formula="of:=AVERAGE([.D45:.G45])" office:value-type="float" office:value="543.25" calcext:value-type="float">
            <text:p>543.2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" calcext:value-type="float">
            <text:p>100</text:p>
          </table:table-cell>
          <table:table-cell office:value-type="string" calcext:value-type="string">
            <text:p>ASC</text:p>
          </table:table-cell>
          <table:table-cell office:value-type="float" office:value="44805" calcext:value-type="float">
            <text:p>44805</text:p>
          </table:table-cell>
          <table:table-cell office:value-type="float" office:value="15871" calcext:value-type="float">
            <text:p>15871</text:p>
          </table:table-cell>
          <table:table-cell office:value-type="float" office:value="15481" calcext:value-type="float">
            <text:p>15481</text:p>
          </table:table-cell>
          <table:table-cell office:value-type="float" office:value="15139" calcext:value-type="float">
            <text:p>15139</text:p>
          </table:table-cell>
          <table:table-cell table:formula="of:=AVERAGE([.D47:.G47])" office:value-type="float" office:value="22824" calcext:value-type="float">
            <text:p>22824</text:p>
          </table:table-cell>
          <table:table-cell table:formula="of:=AVERAGE([.H47:.H49])" office:value-type="float" office:value="13740.9166666667" calcext:value-type="float">
            <text:p>13740.9166666667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14394" calcext:value-type="float">
            <text:p>14394</text:p>
          </table:table-cell>
          <table:table-cell office:value-type="float" office:value="11186" calcext:value-type="float">
            <text:p>11186</text:p>
          </table:table-cell>
          <table:table-cell office:value-type="float" office:value="11077" calcext:value-type="float">
            <text:p>11077</text:p>
          </table:table-cell>
          <table:table-cell office:value-type="float" office:value="10867" calcext:value-type="float">
            <text:p>10867</text:p>
          </table:table-cell>
          <table:table-cell table:formula="of:=AVERAGE([.D48:.G48])" office:value-type="float" office:value="11881" calcext:value-type="float">
            <text:p>1188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6929" calcext:value-type="float">
            <text:p>6929</text:p>
          </table:table-cell>
          <table:table-cell office:value-type="float" office:value="6535" calcext:value-type="float">
            <text:p>6535</text:p>
          </table:table-cell>
          <table:table-cell office:value-type="float" office:value="6322" calcext:value-type="float">
            <text:p>6322</text:p>
          </table:table-cell>
          <table:table-cell office:value-type="float" office:value="6285" calcext:value-type="float">
            <text:p>6285</text:p>
          </table:table-cell>
          <table:table-cell table:formula="of:=AVERAGE([.D49:.G49])" office:value-type="float" office:value="6517.75" calcext:value-type="float">
            <text:p>6517.7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" calcext:value-type="float">
            <text:p>1000</text:p>
          </table:table-cell>
          <table:table-cell office:value-type="string" calcext:value-type="string">
            <text:p>ASC</text:p>
          </table:table-cell>
          <table:table-cell office:value-type="float" office:value="1273023" calcext:value-type="float">
            <text:p>1273023</text:p>
          </table:table-cell>
          <table:table-cell office:value-type="float" office:value="977607" calcext:value-type="float">
            <text:p>977607</text:p>
          </table:table-cell>
          <table:table-cell office:value-type="float" office:value="921506" calcext:value-type="float">
            <text:p>921506</text:p>
          </table:table-cell>
          <table:table-cell office:value-type="float" office:value="1442358" calcext:value-type="float">
            <text:p>1442358</text:p>
          </table:table-cell>
          <table:table-cell table:formula="of:=AVERAGE([.D51:.G51])" office:value-type="float" office:value="1153623.5" calcext:value-type="float">
            <text:p>1153623.5</text:p>
          </table:table-cell>
          <table:table-cell table:formula="of:=AVERAGE([.H51:.H53])" office:value-type="float" office:value="780255.25" calcext:value-type="float">
            <text:p>780255.25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919652" calcext:value-type="float">
            <text:p>919652</text:p>
          </table:table-cell>
          <table:table-cell office:value-type="float" office:value="976018" calcext:value-type="float">
            <text:p>976018</text:p>
          </table:table-cell>
          <table:table-cell office:value-type="float" office:value="840361" calcext:value-type="float">
            <text:p>840361</text:p>
          </table:table-cell>
          <table:table-cell office:value-type="float" office:value="1627142" calcext:value-type="float">
            <text:p>1627142</text:p>
          </table:table-cell>
          <table:table-cell table:formula="of:=AVERAGE([.D52:.G52])" office:value-type="float" office:value="1090793.25" calcext:value-type="float">
            <text:p>1090793.2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92670" calcext:value-type="float">
            <text:p>92670</text:p>
          </table:table-cell>
          <table:table-cell office:value-type="float" office:value="89220" calcext:value-type="float">
            <text:p>89220</text:p>
          </table:table-cell>
          <table:table-cell office:value-type="float" office:value="88155" calcext:value-type="float">
            <text:p>88155</text:p>
          </table:table-cell>
          <table:table-cell office:value-type="float" office:value="115351" calcext:value-type="float">
            <text:p>115351</text:p>
          </table:table-cell>
          <table:table-cell table:formula="of:=AVERAGE([.D53:.G53])" office:value-type="float" office:value="96349" calcext:value-type="float">
            <text:p>9634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0" calcext:value-type="float">
            <text:p>10000</text:p>
          </table:table-cell>
          <table:table-cell office:value-type="string" calcext:value-type="string">
            <text:p>ASC</text:p>
          </table:table-cell>
          <table:table-cell office:value-type="float" office:value="103796416" calcext:value-type="float">
            <text:p>103796416</text:p>
          </table:table-cell>
          <table:table-cell office:value-type="float" office:value="100657647" calcext:value-type="float">
            <text:p>100657647</text:p>
          </table:table-cell>
          <table:table-cell office:value-type="float" office:value="98408119" calcext:value-type="float">
            <text:p>98408119</text:p>
          </table:table-cell>
          <table:table-cell office:value-type="float" office:value="95892939" calcext:value-type="float">
            <text:p>95892939</text:p>
          </table:table-cell>
          <table:table-cell table:formula="of:=AVERAGE([.D55:.G55])" office:value-type="float" office:value="99688780.25" calcext:value-type="float">
            <text:p>99688780.25</text:p>
          </table:table-cell>
          <table:table-cell table:formula="of:=AVERAGE([.H55:.H57])" office:value-type="float" office:value="63854194.3333333" calcext:value-type="float">
            <text:p>63854194.333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98227468" calcext:value-type="float">
            <text:p>98227468</text:p>
          </table:table-cell>
          <table:table-cell office:value-type="float" office:value="88034748" calcext:value-type="float">
            <text:p>88034748</text:p>
          </table:table-cell>
          <table:table-cell office:value-type="float" office:value="89385152" calcext:value-type="float">
            <text:p>89385152</text:p>
          </table:table-cell>
          <table:table-cell office:value-type="float" office:value="87411416" calcext:value-type="float">
            <text:p>87411416</text:p>
          </table:table-cell>
          <table:table-cell table:formula="of:=AVERAGE([.D56:.G56])" office:value-type="float" office:value="90764696" calcext:value-type="float">
            <text:p>9076469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1112689" calcext:value-type="float">
            <text:p>1112689</text:p>
          </table:table-cell>
          <table:table-cell office:value-type="float" office:value="1102608" calcext:value-type="float">
            <text:p>1102608</text:p>
          </table:table-cell>
          <table:table-cell office:value-type="float" office:value="1099929" calcext:value-type="float">
            <text:p>1099929</text:p>
          </table:table-cell>
          <table:table-cell office:value-type="float" office:value="1121201" calcext:value-type="float">
            <text:p>1121201</text:p>
          </table:table-cell>
          <table:table-cell table:formula="of:=AVERAGE([.D57:.G57])" office:value-type="float" office:value="1109106.75" calcext:value-type="float">
            <text:p>1109106.7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00" calcext:value-type="float">
            <text:p>100000</text:p>
          </table:table-cell>
          <table:table-cell office:value-type="string" calcext:value-type="string">
            <text:p>ASC</text:p>
          </table:table-cell>
          <table:table-cell office:value-type="float" office:value="9682095003" calcext:value-type="float">
            <text:p>9682095003</text:p>
          </table:table-cell>
          <table:table-cell office:value-type="float" office:value="9784471754" calcext:value-type="float">
            <text:p>9784471754</text:p>
          </table:table-cell>
          <table:table-cell office:value-type="float" office:value="9707360349" calcext:value-type="float">
            <text:p>9707360349</text:p>
          </table:table-cell>
          <table:table-cell office:value-type="float" office:value="9726159948" calcext:value-type="float">
            <text:p>9726159948</text:p>
          </table:table-cell>
          <table:table-cell table:formula="of:=AVERAGE([.D59:.G59])" office:value-type="float" office:value="9725021763.5" calcext:value-type="float">
            <text:p>9725021763.5</text:p>
          </table:table-cell>
          <table:table-cell table:formula="of:=AVERAGE([.H59:.H61])" office:value-type="float" office:value="6279339394.16667" calcext:value-type="float">
            <text:p>6279339394.16667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9005427166" calcext:value-type="float">
            <text:p>9005427166</text:p>
          </table:table-cell>
          <table:table-cell office:value-type="float" office:value="9163503987" calcext:value-type="float">
            <text:p>9163503987</text:p>
          </table:table-cell>
          <table:table-cell office:value-type="float" office:value="9008677176" calcext:value-type="float">
            <text:p>9008677176</text:p>
          </table:table-cell>
          <table:table-cell office:value-type="float" office:value="9220262314" calcext:value-type="float">
            <text:p>9220262314</text:p>
          </table:table-cell>
          <table:table-cell table:formula="of:=AVERAGE([.D60:.G60])" office:value-type="float" office:value="9099467660.75" calcext:value-type="float">
            <text:p>9099467660.7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13423798" calcext:value-type="float">
            <text:p>13423798</text:p>
          </table:table-cell>
          <table:table-cell office:value-type="float" office:value="13576445" calcext:value-type="float">
            <text:p>13576445</text:p>
          </table:table-cell>
          <table:table-cell office:value-type="float" office:value="13456485" calcext:value-type="float">
            <text:p>13456485</text:p>
          </table:table-cell>
          <table:table-cell office:value-type="float" office:value="13658305" calcext:value-type="float">
            <text:p>13658305</text:p>
          </table:table-cell>
          <table:table-cell table:formula="of:=AVERAGE([.D61:.G61])" office:value-type="float" office:value="13528758.25" calcext:value-type="float">
            <text:p>13528758.2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Mergesort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SC</text:p>
          </table:table-cell>
          <table:table-cell office:value-type="float" office:value="1457" calcext:value-type="float">
            <text:p>1457</text:p>
          </table:table-cell>
          <table:table-cell office:value-type="float" office:value="1191" calcext:value-type="float">
            <text:p>1191</text:p>
          </table:table-cell>
          <table:table-cell office:value-type="float" office:value="950" calcext:value-type="float">
            <text:p>950</text:p>
          </table:table-cell>
          <table:table-cell office:value-type="float" office:value="758" calcext:value-type="float">
            <text:p>758</text:p>
          </table:table-cell>
          <table:table-cell table:formula="of:=AVERAGE([.D63:.G63])" office:value-type="float" office:value="1089" calcext:value-type="float">
            <text:p>1089</text:p>
          </table:table-cell>
          <table:table-cell table:formula="of:=AVERAGE([.H63:.H65])" office:value-type="float" office:value="1034.83333333333" calcext:value-type="float">
            <text:p>1034.8333333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978" calcext:value-type="float">
            <text:p>978</text:p>
          </table:table-cell>
          <table:table-cell office:value-type="float" office:value="1421" calcext:value-type="float">
            <text:p>1421</text:p>
          </table:table-cell>
          <table:table-cell office:value-type="float" office:value="1025" calcext:value-type="float">
            <text:p>1025</text:p>
          </table:table-cell>
          <table:table-cell office:value-type="float" office:value="672" calcext:value-type="float">
            <text:p>672</text:p>
          </table:table-cell>
          <table:table-cell table:formula="of:=AVERAGE([.D64:.G64])" office:value-type="float" office:value="1024" calcext:value-type="float">
            <text:p>102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931" calcext:value-type="float">
            <text:p>931</text:p>
          </table:table-cell>
          <table:table-cell office:value-type="float" office:value="1334" calcext:value-type="float">
            <text:p>1334</text:p>
          </table:table-cell>
          <table:table-cell office:value-type="float" office:value="890" calcext:value-type="float">
            <text:p>890</text:p>
          </table:table-cell>
          <table:table-cell office:value-type="float" office:value="811" calcext:value-type="float">
            <text:p>811</text:p>
          </table:table-cell>
          <table:table-cell table:formula="of:=AVERAGE([.D65:.G65])" office:value-type="float" office:value="991.5" calcext:value-type="float">
            <text:p>991.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" calcext:value-type="float">
            <text:p>100</text:p>
          </table:table-cell>
          <table:table-cell office:value-type="string" calcext:value-type="string">
            <text:p>ASC</text:p>
          </table:table-cell>
          <table:table-cell office:value-type="float" office:value="16818" calcext:value-type="float">
            <text:p>16818</text:p>
          </table:table-cell>
          <table:table-cell office:value-type="float" office:value="6347" calcext:value-type="float">
            <text:p>6347</text:p>
          </table:table-cell>
          <table:table-cell office:value-type="float" office:value="6060" calcext:value-type="float">
            <text:p>6060</text:p>
          </table:table-cell>
          <table:table-cell office:value-type="float" office:value="22211" calcext:value-type="float">
            <text:p>22211</text:p>
          </table:table-cell>
          <table:table-cell table:formula="of:=AVERAGE([.D67:.G67])" office:value-type="float" office:value="12859" calcext:value-type="float">
            <text:p>12859</text:p>
          </table:table-cell>
          <table:table-cell table:formula="of:=AVERAGE([.H67:.H69])" office:value-type="float" office:value="14414.3333333333" calcext:value-type="float">
            <text:p>14414.3333333333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7037" calcext:value-type="float">
            <text:p>7037</text:p>
          </table:table-cell>
          <table:table-cell office:value-type="float" office:value="15938" calcext:value-type="float">
            <text:p>15938</text:p>
          </table:table-cell>
          <table:table-cell office:value-type="float" office:value="6768" calcext:value-type="float">
            <text:p>6768</text:p>
          </table:table-cell>
          <table:table-cell office:value-type="float" office:value="20156" calcext:value-type="float">
            <text:p>20156</text:p>
          </table:table-cell>
          <table:table-cell table:formula="of:=AVERAGE([.D68:.G68])" office:value-type="float" office:value="12474.75" calcext:value-type="float">
            <text:p>12474.7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14504" calcext:value-type="float">
            <text:p>14504</text:p>
          </table:table-cell>
          <table:table-cell office:value-type="float" office:value="18286" calcext:value-type="float">
            <text:p>18286</text:p>
          </table:table-cell>
          <table:table-cell office:value-type="float" office:value="18588" calcext:value-type="float">
            <text:p>18588</text:p>
          </table:table-cell>
          <table:table-cell office:value-type="float" office:value="20259" calcext:value-type="float">
            <text:p>20259</text:p>
          </table:table-cell>
          <table:table-cell table:formula="of:=AVERAGE([.D69:.G69])" office:value-type="float" office:value="17909.25" calcext:value-type="float">
            <text:p>17909.2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" calcext:value-type="float">
            <text:p>1000</text:p>
          </table:table-cell>
          <table:table-cell office:value-type="string" calcext:value-type="string">
            <text:p>ASC</text:p>
          </table:table-cell>
          <table:table-cell office:value-type="float" office:value="149105" calcext:value-type="float">
            <text:p>149105</text:p>
          </table:table-cell>
          <table:table-cell office:value-type="float" office:value="128398" calcext:value-type="float">
            <text:p>128398</text:p>
          </table:table-cell>
          <table:table-cell office:value-type="float" office:value="122253" calcext:value-type="float">
            <text:p>122253</text:p>
          </table:table-cell>
          <table:table-cell office:value-type="float" office:value="118636" calcext:value-type="float">
            <text:p>118636</text:p>
          </table:table-cell>
          <table:table-cell table:formula="of:=AVERAGE([.D71:.G71])" office:value-type="float" office:value="129598" calcext:value-type="float">
            <text:p>129598</text:p>
          </table:table-cell>
          <table:table-cell table:formula="of:=AVERAGE([.H71:.H73])" office:value-type="float" office:value="147908.916666667" calcext:value-type="float">
            <text:p>147908.916666667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122397" calcext:value-type="float">
            <text:p>122397</text:p>
          </table:table-cell>
          <table:table-cell office:value-type="float" office:value="128740" calcext:value-type="float">
            <text:p>128740</text:p>
          </table:table-cell>
          <table:table-cell office:value-type="float" office:value="131939" calcext:value-type="float">
            <text:p>131939</text:p>
          </table:table-cell>
          <table:table-cell office:value-type="float" office:value="125372" calcext:value-type="float">
            <text:p>125372</text:p>
          </table:table-cell>
          <table:table-cell table:formula="of:=AVERAGE([.D72:.G72])" office:value-type="float" office:value="127112" calcext:value-type="float">
            <text:p>127112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193932" calcext:value-type="float">
            <text:p>193932</text:p>
          </table:table-cell>
          <table:table-cell office:value-type="float" office:value="185593" calcext:value-type="float">
            <text:p>185593</text:p>
          </table:table-cell>
          <table:table-cell office:value-type="float" office:value="183417" calcext:value-type="float">
            <text:p>183417</text:p>
          </table:table-cell>
          <table:table-cell office:value-type="float" office:value="185125" calcext:value-type="float">
            <text:p>185125</text:p>
          </table:table-cell>
          <table:table-cell table:formula="of:=AVERAGE([.D73:.G73])" office:value-type="float" office:value="187016.75" calcext:value-type="float">
            <text:p>187016.7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0" calcext:value-type="float">
            <text:p>10000</text:p>
          </table:table-cell>
          <table:table-cell office:value-type="string" calcext:value-type="string">
            <text:p>ASC</text:p>
          </table:table-cell>
          <table:table-cell office:value-type="float" office:value="1527186" calcext:value-type="float">
            <text:p>1527186</text:p>
          </table:table-cell>
          <table:table-cell office:value-type="float" office:value="1146437" calcext:value-type="float">
            <text:p>1146437</text:p>
          </table:table-cell>
          <table:table-cell office:value-type="float" office:value="887611" calcext:value-type="float">
            <text:p>887611</text:p>
          </table:table-cell>
          <table:table-cell office:value-type="float" office:value="874354" calcext:value-type="float">
            <text:p>874354</text:p>
          </table:table-cell>
          <table:table-cell table:formula="of:=AVERAGE([.D75:.G75])" office:value-type="float" office:value="1108897" calcext:value-type="float">
            <text:p>1108897</text:p>
          </table:table-cell>
          <table:table-cell table:formula="of:=AVERAGE([.H75:.H77])" office:value-type="float" office:value="1359486.66666667" calcext:value-type="float">
            <text:p>1359486.66666667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1384600" calcext:value-type="float">
            <text:p>1384600</text:p>
          </table:table-cell>
          <table:table-cell office:value-type="float" office:value="890578" calcext:value-type="float">
            <text:p>890578</text:p>
          </table:table-cell>
          <table:table-cell office:value-type="float" office:value="1026057" calcext:value-type="float">
            <text:p>1026057</text:p>
          </table:table-cell>
          <table:table-cell office:value-type="float" office:value="898978" calcext:value-type="float">
            <text:p>898978</text:p>
          </table:table-cell>
          <table:table-cell table:formula="of:=AVERAGE([.D76:.G76])" office:value-type="float" office:value="1050053.25" calcext:value-type="float">
            <text:p>1050053.2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1827144" calcext:value-type="float">
            <text:p>1827144</text:p>
          </table:table-cell>
          <table:table-cell office:value-type="float" office:value="1825816" calcext:value-type="float">
            <text:p>1825816</text:p>
          </table:table-cell>
          <table:table-cell office:value-type="float" office:value="1796553" calcext:value-type="float">
            <text:p>1796553</text:p>
          </table:table-cell>
          <table:table-cell office:value-type="float" office:value="2228526" calcext:value-type="float">
            <text:p>2228526</text:p>
          </table:table-cell>
          <table:table-cell table:formula="of:=AVERAGE([.D77:.G77])" office:value-type="float" office:value="1919509.75" calcext:value-type="float">
            <text:p>1919509.7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float" office:value="100000" calcext:value-type="float">
            <text:p>100000</text:p>
          </table:table-cell>
          <table:table-cell office:value-type="string" calcext:value-type="string">
            <text:p>ASC</text:p>
          </table:table-cell>
          <table:table-cell office:value-type="float" office:value="13920144" calcext:value-type="float">
            <text:p>13920144</text:p>
          </table:table-cell>
          <table:table-cell office:value-type="float" office:value="10840203" calcext:value-type="float">
            <text:p>10840203</text:p>
          </table:table-cell>
          <table:table-cell office:value-type="float" office:value="13140149" calcext:value-type="float">
            <text:p>13140149</text:p>
          </table:table-cell>
          <table:table-cell office:value-type="float" office:value="10772340" calcext:value-type="float">
            <text:p>10772340</text:p>
          </table:table-cell>
          <table:table-cell table:formula="of:=AVERAGE([.D79:.G79])" office:value-type="float" office:value="12168209" calcext:value-type="float">
            <text:p>12168209</text:p>
          </table:table-cell>
          <table:table-cell table:formula="of:=AVERAGE([.H79:.H81])" office:value-type="float" office:value="16303096.1666667" calcext:value-type="float">
            <text:p>16303096.1666667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SC</text:p>
          </table:table-cell>
          <table:table-cell office:value-type="float" office:value="11605105" calcext:value-type="float">
            <text:p>11605105</text:p>
          </table:table-cell>
          <table:table-cell office:value-type="float" office:value="12342363" calcext:value-type="float">
            <text:p>12342363</text:p>
          </table:table-cell>
          <table:table-cell office:value-type="float" office:value="12450143" calcext:value-type="float">
            <text:p>12450143</text:p>
          </table:table-cell>
          <table:table-cell office:value-type="float" office:value="11708895" calcext:value-type="float">
            <text:p>11708895</text:p>
          </table:table-cell>
          <table:table-cell table:formula="of:=AVERAGE([.D80:.G80])" office:value-type="float" office:value="12026626.5" calcext:value-type="float">
            <text:p>12026626.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RAND</text:p>
          </table:table-cell>
          <table:table-cell office:value-type="float" office:value="27364066" calcext:value-type="float">
            <text:p>27364066</text:p>
          </table:table-cell>
          <table:table-cell office:value-type="float" office:value="22227545" calcext:value-type="float">
            <text:p>22227545</text:p>
          </table:table-cell>
          <table:table-cell office:value-type="float" office:value="24981696" calcext:value-type="float">
            <text:p>24981696</text:p>
          </table:table-cell>
          <table:table-cell office:value-type="float" office:value="24284505" calcext:value-type="float">
            <text:p>24284505</text:p>
          </table:table-cell>
          <table:table-cell table:formula="of:=AVERAGE([.D81:.G81])" office:value-type="float" office:value="24714453" calcext:value-type="float">
            <text:p>24714453</text:p>
          </table:table-cell>
          <table:table-cell table:number-columns-repeated="1016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21:41:50.261774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22:08:34.514445646</meta:creation-date>
    <dc:date>2019-09-02T00:05:39.659681182</dc:date>
    <meta:editing-duration>PT5H40M25S</meta:editing-duration>
    <meta:editing-cycles>16</meta:editing-cycles>
    <meta:generator>LibreOffice/6.2.6.2$Linux_X86_64 LibreOffice_project/20$Build-2</meta:generator>
    <meta:document-statistic meta:table-count="1" meta:cell-count="413" meta:object-count="0"/>
  </office:meta>
</office:document-meta>
</file>